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44e" officeooo:paragraph-rsid="001e7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ied by tester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30T14:55:14.693000000</dc:date>
    <meta:editing-duration>PT6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7.3.1.3$Windows_X86_64 LibreOffice_project/a69ca51ded25f3eefd52d7bf9a5fad8c90b87951</meta:generator>
  </office:meta>
</office:document-meta>
</file>